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73)">
            <text:p>sn(17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8T10:08:07.17">
            <text:p>2020/2/18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8T10:08:07.17">
            <text:p>2020/2/18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8T10:08:07.17">
            <text:p>2020/2/18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8T10:08:07.17">
            <text:p>2020/2/18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0">
            <text:p>17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patt-1(2)a,(2)b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hord+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6_19-24-48_000.jpg</text:p>
          </table:table-cell>
          <table:table-cell table:style-name="ce24" office:value-type="date" office:date-value="2020-02-17T09:14:15.88">
            <text:p>2020/2/17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72">
            <text:p>17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b,t.80~180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80-180</text:p>
          </table:table-cell>
          <table:table-cell table:style-name="ce22" office:value-type="string">
            <text:p>k.B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3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73">
            <text:p>17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-s.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att-2,ch.A;D</text:p>
          </table:table-cell>
          <table:table-cell table:number-columns-repeated="2" table:style-name="ce22" office:value-type="string">
            <text:p>-</text:p>
          </table:table-cell>
          <table:table-cell table:style-name="ce22" office:value-type="string">
            <text:p>k.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7_18-39-49_000.jpg</text:p>
          </table:table-cell>
          <table:table-cell table:style-name="ce24" office:value-type="date" office:date-value="2020-02-18T10:06:58.73">
            <text:p>2020/2/18 10:0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18T10:08:05.44">
            <text:p>2020/2/18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0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20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0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0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0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1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1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55.49cm" draw:caption-point-x="-1.353cm" draw:caption-point-y="2.4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35];6;2)">
            <text:p/>
          </table:table-cell>
          <table:table-cell office:value-type="string">
            <text:p>2019-09-30_18-28-44_000.jpg</text:p>
          </table:table-cell>
          <table:table-cell table:formula="of:=MID([.K23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3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3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8T10:08:07.55">
            <text:p>2020/2/18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24cm" draw:caption-point-x="-1.353cm" draw:caption-point-y="2.4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5)">
            <text:p>sn(15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18T10:08:07.67">
            <text:p>2020/2/18 10:08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3.483cm" draw:caption-point-x="-1.353cm" draw:caption-point-y="2.4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7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73)">
            <text:p>sn(173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8T10:08:07.77">
            <text:p>2020/2/18 10:08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73)">
            <text:p>sn(173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8T10:08:07.86">
            <text:p>2020/2/18 10:08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18T10:08:07.95">
            <text:p>2020/2/18 10:08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8T10:08:08.08">
            <text:p>2020/2/18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73)">
            <text:p>sn(173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8T10:08:08.17">
            <text:p>2020/2/18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5cm" draw:caption-point-x="-1.353cm" draw:caption-point-y="2.2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8T10:08:08.29">
            <text:p>2020/2/18 10:0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73)">
            <text:p>sn(173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8T10:08:08.39">
            <text:p>2020/2/18 10:0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5cm" draw:caption-point-x="-1.353cm" draw:caption-point-y="2.264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L19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9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9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8">2020/02/18</text:date>, <text:time>10:08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8T10:08:06.59</dc:date>
    <dc:creator>iwabuchi ken</dc:creator>
    <meta:editing-duration>P7DT2H49M12S</meta:editing-duration>
    <meta:editing-cycles>690</meta:editing-cycles>
    <meta:generator>OpenOffice/4.1.3$Win32 OpenOffice.org_project/413m1$Build-9783</meta:generator>
    <meta:document-statistic meta:table-count="10" meta:cell-count="4913" meta:object-count="0"/>
    <meta:user-defined meta:name="sheets-banding"/>
    <meta:user-defined meta:name="sheets-original-selection"/>
  </office:meta>
</office:document-meta>
</file>